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justify" style:justify-single-word="false" fo:hyphenation-ladder-count="no-limit" style:text-autospace="none"/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3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size-asian="9pt" style:font-weight-asian="bold" style:font-name-complex="Arial" style:font-size-complex="9pt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size="9pt" fo:font-weight="bold" style:font-name-asian="Arial" style:font-size-asian="9pt" style:font-weight-asian="bold" style:font-name-complex="Arial" style:font-size-complex="9pt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2" style:family="text">
      <style:text-properties fo:color="#000000" loext:opacity="100%" style:letter-kerning="false" style:font-size-complex="12pt"/>
    </style:style>
    <style:style style:name="T13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7"><text:s/><text:bookmark text:name="_GoBack"/></text:p>
      <text:list xml:id="list2303902208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4">Probabilidad y Estadística</text:p>
          </table:table-cell>
          <table:covered-table-cell/>
          <table:table-cell table:style-name="Tabla1.C4" table:number-columns-spanned="5" office:value-type="string">
            <text:p text:style-name="P13">II. VARIABLES ALEATORI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3">2.6 OBTIENE LA VARIANZA DE LA VARIABLE ALEATORIA CONTINUA INVOLUCRADA, SIN ERROR DE CONCEPTO.</text:span></text:p>
            <text:p text:style-name="P11">REPASO PREVIO A EVALUACION 1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5"><text:s/></text:p>
            <text:p text:style-name="P17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Viernes 9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6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5">¿Cuál es el concepto de espacio muestra?</text:span></text:p>
            <text:p text:style-name="P1"><text:span text:style-name="T5">¿Cuáles son los conceptos de evento y combinación de eventos como elementos de una sigma álgebra?</text:span></text:p>
            <text:p text:style-name="P9">¿Cuál es el concepto de probabilidad como medida de eventos?</text:p>
            <text:p text:style-name="P9">¿Cuáles son los conceptos de probabilidad condicional y teorema de Bayes?</text:p>
            <text:p text:style-name="P9">¿Cuál es el concepto de técnica de conteo?</text:p>
            <text:p text:style-name="P1"><text:span text:style-name="T5">¿Cuál es el concepto de valor esperado de una variable aleatoria?</text:span></text:p>
            <text:p text:style-name="P9">¿Cuál es el concepto de varianza de una variable aleatoria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3">EMPLEA LAS PROPIEDADES DE LAS DIFERENTES VARIABLES ALEATORIAS EN LA RESOLUCION DE PROBLEMA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7"><text:span text:style-name="T5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9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1553159463" text:style-name="WW8Num7">
              <text:list-item>
                <text:p text:style-name="P38">Se menciona el propósito del tema.</text:p>
              </text:list-item>
              <text:list-item>
                <text:p text:style-name="P37"><text:span text:style-name="T9">Se realizan las preguntas del Conflicto Cognitivo. </text:span>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><text:soft-page-break/></text:p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5">Obtiene espacios muestra, eventos, probabilidades, valores esperados y varianzas de diversas variables aleatorias discretas y continuas. </text:span></text:p>
          </table:table-cell>
          <table:covered-table-cell/>
          <table:table-cell table:style-name="Tabla1.G11" table:number-columns-spanned="3" office:value-type="string">
            <text:list xml:id="list3884386559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<text:span text:style-name="T1">Internet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052051622581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1430874114" text:style-name="WW8Num3">
              <text:list-item>
                <text:p text:style-name="P46"><text:span text:style-name="T9">120 minutos en total.</text:span></text:p>
              </text:list-item>
              <text:list-item>
                <text:p text:style-name="P47"><text:soft-page-break/>20 minutos de receso intercalados</text:p>
              </text:list-item>
              <text:list-item>
                <text:p text:style-name="P47">5 minutos de 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7">25 minutos para dar retroalimentación sobre las tareas y evidencias desarrolladas por los discentes en las clases anteriores.</text:p>
              </text:list-item>
              <text:list-item>
                <text:p text:style-name="P46"><text:span text:style-name="T1">50 minutos para la solución de problemas con variables aleatorias discretas/continuas.</text:span>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4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3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7">Sistematizar e interpretar la información vertida por el personal discente, para dar la realimentación requerida.</text:span> 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3317381578" text:style-name="WW8Num4">
              <text:list-item>
                <text:p text:style-name="P52"><text:span text:style-name="T5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5">Soluciones de algunos problemas como preparación para la primera evaluación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3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3">Formativa. </text:p>
          </table:table-cell>
          <table:covered-table-cell/>
          <table:table-cell table:style-name="Tabla1.C20" office:value-type="string">
            <text:p text:style-name="P14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5">Lamberto Maza Casas</text:p>
            <text:p text:style-name="P54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5">EL Tte. Cor. I. I., Jefe Sec. Académica. </text:span></text:p>
            <text:p text:style-name="P2"/>
            <text:p text:style-name="P56"><text:span text:style-name="T5">Omar Luna Ramírez</text:span></text:p>
            <text:p text:style-name="P56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2:00</dc:date>
    <meta:print-date>2019-10-03T23:31:00</meta:print-date>
    <meta:editing-cycles>176</meta:editing-cycles>
    <meta:editing-duration>PT10H20M</meta:editing-duration>
    <meta:document-statistic meta:table-count="1" meta:image-count="0" meta:object-count="0" meta:page-count="3" meta:paragraph-count="90" meta:word-count="472" meta:character-count="3549" meta:non-whitespace-character-count="2667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